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21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Board</text:p>
      <text:p text:style-name="Standard"/>
      <text:p text:style-name="Standard">Es el núcleo del sistema, donde cada módulo es una funcionalidad que se le puede añadir, este componente utiliza un componente TThread (para leer los datos del dispositivo).</text:p>
      <text:p text:style-name="Standard"/>
      <text:p text:style-name="Standard">Los eventos principales y que tienen que existir para que funcione, de este componente son:</text:p>
      <text:p text:style-name="Standard"><text:span text:style-name="T1">OnSendDataToDevice</text:span>, envía datos al dispositivo.</text:p>
      <text:p text:style-name="Standard"><text:span text:style-name="T1">OnGetDataFromDevice</text:span>, lee un byte del dispositivo, o devuelve -1 si no hay ninguno.</text:p>
      <text:p text:style-name="Standard"><text:span text:style-name="T1">OnDeviceDataAvailable</text:span>, indica si hay datos disponibles para leer.</text:p>
      <text:p text:style-name="Standard"/>
      <text:p text:style-name="Standard">Cuando arranca ConfigurableFirmata envía un informe de la versión y firmware, después TBoard solicita las capacidades de los pines. <text:span text:style-name="T3">Por motivos que desconozco sobre TCP no envía informe de version ni firmware por lo que el componente TBoard después de unos 3 segundos solicita dichos datos.</text:span></text:p>
      <text:p text:style-name="Standard"><text:span text:style-name="T1">OnBoardReady</text:span><text:span text:style-name="T2"> es ejecutado una vez que se han recibido todas las capacidades del dispositivo.</text:span></text:p>
      <text:p text:style-name="Standard"/>
      <text:p text:style-name="Standard">Cuando <text:span text:style-name="T1">Enabled</text:span> es puesto a false, todos los módulos enlazados a T<text:span text:style-name="T3">B</text:span>oard son puestos a false también.</text:p>
      <text:p text:style-name="Standard"/>
      <text:p text:style-name="Standard"><text:span text:style-name="T1">OnBeforeOpen</text:span>, es ejecutado antes de activar el dispositivo y es normalmente usado para abrir la conexión con el dispositivo.</text:p>
      <text:p text:style-name="Standard"><text:span text:style-name="T1">OnAfterClose</text:span>, es ejecutado cuando se desactiva el dispositivo y es utilizado normalmente para cerrar la comunicación con el dispositivo.</text:p>
      <text:p text:style-name="Standard">Finalmente, el evento <text:span text:style-name="T1">OnBoardData</text:span> es lanzado siempre que el dispositivo quiere enviar datos al cliente pero no son datos solicitados por un comando <text:span text:style-name="T3">(suelen ser errores)</text:span> y <text:span text:style-name="T1">OnError</text:span> siempre que ocurre un error detectado por el cliente.</text:p>
      <text:p text:style-name="Standard"/>
      <text:p text:style-name="Standard">Hay un límite de tiempo permitido para inicializar, por defecto esta fijado en 6000 ms, este es el caso de ConfigurableFirmata con el flashing led (sin flashing led este tiempo es sobre 1600 ms). Se puede cambiar este tiempo con la propiedad <text:span text:style-name="T1">MaxTime</text:span><text:span text:style-name="T2">. La propiedad </text:span><text:span text:style-name="T1">StartingTime</text:span><text:span text:style-name="T2"> nos da la cantidad de tiempo empleado en inicializar.</text:span></text:p>
      <text:p text:style-name="Standard"/>
      <text:p text:style-name="Standard"><text:span text:style-name="T2">La propiedad </text:span><text:span text:style-name="T1">SamplingInterval</text:span><text:span text:style-name="T2"> está por defecto a 19 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41:54.758756013</meta:creation-date>
    <dc:date>2019-06-12T09:55:23.513000000</dc:date>
    <meta:editing-duration>PT1H4M50S</meta:editing-duration>
    <meta:editing-cycles>5</meta:editing-cycles>
    <meta:generator>LibreOffice/6.2.4.2$Windows_X86_64 LibreOffice_project/2412653d852ce75f65fbfa83fb7e7b669a126d64</meta:generator>
    <meta:document-statistic meta:table-count="0" meta:image-count="0" meta:object-count="0" meta:page-count="1" meta:paragraph-count="14" meta:word-count="286" meta:character-count="1822" meta:non-whitespace-character-count="1550"/>
  </office:meta>
</office:document-meta>
</file>